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" svg:font-family="'Andale Mono'" style:font-family-generic="swiss" style:font-pitch="variable"/>
    <style:font-face style:name="Arial" svg:font-family="Arial" style:font-family-generic="swiss" style:font-pitch="variable"/>
    <style:font-face style:name="Asana Math" svg:font-family="'Asana Math'" style:font-family-generic="swiss" style:font-pitch="variable"/>
    <style:font-face style:name="Cabin" svg:font-family="Cabin" style:font-family-generic="swiss" style:font-pitch="variable"/>
    <style:font-face style:name="Century Schoolbook L" svg:font-family="'Century Schoolbook L'" style:font-family-generic="swiss" style:font-pitch="variable"/>
    <style:font-face style:name="Courier" svg:font-family="Courier" style:font-family-generic="swiss" style:font-pitch="variable"/>
    <style:font-face style:name="Gentium Basic" svg:font-family="'Gentium Basic'" style:font-family-generic="swiss" style:font-pitch="variable"/>
    <style:font-face style:name="Latin Modern Math" svg:font-family="'Latin Modern Math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1cm" draw:marker-end-center="true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000000" draw:textarea-horizontal-align="center" draw:textarea-vertical-align="middle" fo:min-height="0.85cm" draw:shadow="hidden"/>
    </style:style>
    <style:style style:name="gr6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7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000000" draw:textarea-horizontal-align="center" draw:textarea-vertical-align="middle" fo:min-height="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sana Math" fo:font-size="14pt" style:font-size-asian="14pt" style:font-size-complex="14pt"/>
    </style:style>
    <style:style style:name="P3" style:family="paragraph">
      <style:paragraph-properties fo:text-align="center"/>
      <style:text-properties style:font-name="Asana Math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.7cm" svg:y1="9.3cm" svg:x2="8.5cm" svg:y2="9.3cm">
          <text:p/>
        </draw:line>
        <draw:line draw:style-name="gr2" draw:text-style-name="P1" draw:layer="layout" svg:x1="7.564cm" svg:y1="2.7cm" svg:x2="7.564cm" svg:y2="9.302cm">
          <text:p/>
        </draw:line>
        <draw:line draw:style-name="gr3" draw:text-style-name="P1" draw:layer="layout" svg:x1="7.559cm" svg:y1="2.7cm" svg:x2="10.3cm" svg:y2="8.4cm">
          <text:p/>
        </draw:line>
        <draw:path draw:style-name="gr4" draw:text-style-name="P1" draw:layer="layout" svg:width="0.733cm" svg:height="0.217cm" svg:x="7.566cm" svg:y="4.382cm" svg:viewBox="0 0 734 218" svg:d="M0 218c551 11 734-218 734-218">
          <text:p/>
        </draw:path>
        <draw:path draw:style-name="gr5" draw:text-style-name="P2" draw:layer="layout" svg:width="0.232cm" svg:height="0.354cm" svg:x="7.845cm" svg:y="4.84cm" svg:viewBox="0 0 233 355" svg:d="M229 98c-9-56-32-98-94-98-129 0-146 143-130 249 10 59 35 106 102 106 117 0 136-164 122-257zM195 159h-156c3-52 25-146 89-146 42 0 59 45 64 79 4 22 3 45 3 67zM195 175c-2 55-12 166-82 166-51 0-65-56-71-94-4-24-3-48-3-72z">
          <text:p/>
        </draw:path>
        <draw:line draw:style-name="gr6" draw:text-style-name="P1" draw:layer="layout" svg:x1="10.3cm" svg:y1="11.6cm" svg:x2="10.3cm" svg:y2="8.4cm">
          <text:p/>
        </draw:line>
        <draw:frame draw:style-name="gr7" draw:layer="layout" svg:width="3.2cm" svg:height="1.95cm" svg:x="10.5cm" svg:y="9.45cm">
          <draw:text-box>
            <text:p>周期的な撃力</text:p>
          </draw:text-box>
        </draw:frame>
        <draw:frame draw:style-name="gr8" draw:layer="layout" svg:width="5cm" svg:height="2.084cm" svg:x="9.5cm" svg:y="3.7cm">
          <draw:text-box>
            <text:p>慣性モーメント <text:span text:style-name="T1">I</text:span></text:p>
            <text:p/>
          </draw:text-box>
        </draw:frame>
        <draw:path draw:style-name="gr1" draw:text-style-name="P1" draw:layer="layout" svg:width="2.733cm" svg:height="5.735cm" svg:x="7.566cm" svg:y="2.706cm" svg:viewBox="0 0 2734 5736" svg:d="M0 0c2792 1673 2734 5736 2734 5736">
          <text:p/>
        </draw:path>
        <draw:custom-shape draw:style-name="gr9" draw:text-style-name="P1" draw:layer="layout" svg:width="1.2cm" svg:height="1.089cm" svg:x="9.4cm" svg:y="4.911cm">
          <text:p/>
          <draw:enhanced-geometry svg:viewBox="0 0 21600 21600" draw:type="rectangle" draw:enhanced-path="M 0 0 L 21600 0 21600 21600 0 21600 0 0 Z N"/>
        </draw:custom-shape>
        <draw:path draw:style-name="gr10" draw:text-style-name="P3" draw:layer="layout" svg:width="0.357cm" svg:height="0.439cm" svg:x="9.564cm" svg:y="5.187cm" svg:viewBox="0 0 358 440" svg:d="M345 440c4-28 7-49 13-111h-20c-4 19-18 72-22 75-6 5-61 5-120 5-25 0-50 0-73 0v-334c0-50 3-55 33-55h30v-20c-46 0-60 0-93 0-32 0-47 0-93 0v20h30c30 0 33 5 33 55v303c0 18-6 32-16 37l-20 11v14c42 0 47 0 63 0 15 0 89 0 148 0 20 0 20 0 107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" svg:font-family="'Andale Mono'" style:font-family-generic="swiss" style:font-pitch="variable"/>
    <style:font-face style:name="Arial" svg:font-family="Arial" style:font-family-generic="swiss" style:font-pitch="variable"/>
    <style:font-face style:name="Asana Math" svg:font-family="'Asana Math'" style:font-family-generic="swiss" style:font-pitch="variable"/>
    <style:font-face style:name="Cabin" svg:font-family="Cabin" style:font-family-generic="swiss" style:font-pitch="variable"/>
    <style:font-face style:name="Century Schoolbook L" svg:font-family="'Century Schoolbook L'" style:font-family-generic="swiss" style:font-pitch="variable"/>
    <style:font-face style:name="Courier" svg:font-family="Courier" style:font-family-generic="swiss" style:font-pitch="variable"/>
    <style:font-face style:name="Gentium Basic" svg:font-family="'Gentium Basic'" style:font-family-generic="swiss" style:font-pitch="variable"/>
    <style:font-face style:name="Latin Modern Math" svg:font-family="'Latin Modern Math'" style:font-family-generic="swiss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13:39:04.253209594</meta:creation-date>
    <dc:date>2014-05-20T14:00:02.503743509</dc:date>
    <meta:editing-duration>PT4M56S</meta:editing-duration>
    <meta:editing-cycles>1</meta:editing-cycles>
    <meta:document-statistic meta:object-count="11"/>
    <meta:generator>LibreOffice/4.2.3.3$Linux_X86_64 LibreOffice_project/420m0$Build-3</meta:generator>
  </office:meta>
</office:document-meta>
</file>